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paragraph-properties style:writing-mode="lr-tb"/>
      <style:text-properties officeooo:paragraph-rsid="00ab7f2b"/>
    </style:style>
    <style:style style:name="P5" style:family="paragraph" style:parent-style-name="Standard">
      <style:paragraph-properties style:writing-mode="lr-tb"/>
      <style:text-properties officeooo:paragraph-rsid="00b4a9ed"/>
    </style:style>
    <style:style style:name="P6" style:family="paragraph" style:parent-style-name="Text_20_body">
      <style:text-properties officeooo:paragraph-rsid="00ad7805"/>
    </style:style>
    <style:style style:name="P7" style:family="paragraph" style:parent-style-name="Text_20_body">
      <style:text-properties officeooo:paragraph-rsid="00afa930"/>
    </style:style>
    <style:style style:name="P8" style:family="paragraph" style:parent-style-name="Text_20_body">
      <style:text-properties officeooo:paragraph-rsid="00b12773"/>
    </style:style>
    <style:style style:name="P9" style:family="paragraph" style:parent-style-name="Text_20_body">
      <style:paragraph-properties style:writing-mode="lr-tb"/>
      <style:text-properties officeooo:paragraph-rsid="00af0823"/>
    </style:style>
    <style:style style:name="P10" style:family="paragraph" style:parent-style-name="Text_20_body">
      <style:paragraph-properties style:writing-mode="lr-tb"/>
      <style:text-properties officeooo:paragraph-rsid="00b31277"/>
    </style:style>
    <style:style style:name="P11" style:family="paragraph" style:parent-style-name="Text_20_body">
      <style:paragraph-properties style:writing-mode="lr-tb"/>
      <style:text-properties officeooo:paragraph-rsid="00b6b86f"/>
    </style:style>
    <style:style style:name="P12" style:family="paragraph" style:parent-style-name="Text_20_body">
      <style:paragraph-properties style:writing-mode="lr-tb"/>
      <style:text-properties officeooo:paragraph-rsid="00b89379"/>
    </style:style>
    <style:style style:name="P13" style:family="paragraph" style:parent-style-name="Text_20_body">
      <style:paragraph-properties style:writing-mode="lr-tb"/>
      <style:text-properties officeooo:paragraph-rsid="00b99839"/>
    </style:style>
    <style:style style:name="P14" style:family="paragraph" style:parent-style-name="Text_20_body">
      <style:paragraph-properties style:writing-mode="lr-tb"/>
      <style:text-properties officeooo:paragraph-rsid="00bc90d8"/>
    </style:style>
    <style:style style:name="P15" style:family="paragraph" style:parent-style-name="Text_20_body">
      <style:paragraph-properties style:writing-mode="lr-tb"/>
      <style:text-properties officeooo:paragraph-rsid="00be4766"/>
    </style:style>
    <style:style style:name="P16" style:family="paragraph" style:parent-style-name="Text_20_body">
      <style:paragraph-properties style:writing-mode="lr-tb"/>
      <style:text-properties officeooo:paragraph-rsid="00c0c742"/>
    </style:style>
    <style:style style:name="P17" style:family="paragraph" style:parent-style-name="Text_20_body">
      <style:paragraph-properties style:writing-mode="lr-tb"/>
      <style:text-properties officeooo:paragraph-rsid="00c15141"/>
    </style:style>
    <style:style style:name="P18" style:family="paragraph" style:parent-style-name="Text_20_body">
      <style:text-properties officeooo:paragraph-rsid="00d03392"/>
    </style:style>
    <style:style style:name="P19" style:family="paragraph" style:parent-style-name="Text_20_body">
      <style:text-properties officeooo:paragraph-rsid="00d0eb8d"/>
    </style:style>
    <style:style style:name="P20" style:family="paragraph" style:parent-style-name="Text_20_body">
      <style:paragraph-properties style:writing-mode="lr-tb"/>
      <style:text-properties officeooo:paragraph-rsid="00d31b6e"/>
    </style:style>
    <style:style style:name="P21" style:family="paragraph" style:parent-style-name="Text_20_body">
      <style:paragraph-properties style:writing-mode="lr-tb"/>
      <style:text-properties officeooo:paragraph-rsid="00d49192"/>
    </style:style>
    <style:style style:name="P22" style:family="paragraph" style:parent-style-name="Text_20_body">
      <style:paragraph-properties style:writing-mode="lr-tb"/>
      <style:text-properties officeooo:paragraph-rsid="00d4f36f"/>
    </style:style>
    <style:style style:name="P23" style:family="paragraph" style:parent-style-name="Text_20_body">
      <style:text-properties officeooo:paragraph-rsid="00d56b51"/>
    </style:style>
    <style:style style:name="P24" style:family="paragraph" style:parent-style-name="Text_20_body">
      <style:paragraph-properties style:writing-mode="lr-tb"/>
      <style:text-properties officeooo:paragraph-rsid="00bc454f"/>
    </style:style>
    <style:style style:name="P25" style:family="paragraph" style:parent-style-name="Text_20_body">
      <style:text-properties officeooo:paragraph-rsid="00d717e2"/>
    </style:style>
    <style:style style:name="P26" style:family="paragraph" style:parent-style-name="Text_20_body">
      <style:text-properties officeooo:paragraph-rsid="00d8590a"/>
    </style:style>
    <style:style style:name="P27" style:family="paragraph" style:parent-style-name="Text_20_body">
      <style:text-properties officeooo:paragraph-rsid="00d126dd"/>
    </style:style>
    <style:style style:name="P28" style:family="paragraph" style:parent-style-name="Text_20_body">
      <style:text-properties officeooo:paragraph-rsid="00db23f4"/>
    </style:style>
    <style:style style:name="P29" style:family="paragraph" style:parent-style-name="Діалог">
      <style:text-properties officeooo:paragraph-rsid="00dfc133"/>
    </style:style>
    <style:style style:name="P30" style:family="paragraph" style:parent-style-name="Heading_20_1">
      <style:text-properties officeooo:paragraph-rsid="00bc454f"/>
    </style:style>
    <style:style style:name="P31" style:family="paragraph" style:parent-style-name="Heading_20_1">
      <style:text-properties officeooo:paragraph-rsid="00dfc133"/>
    </style:style>
    <style:style style:name="P32" style:family="paragraph" style:parent-style-name="Text_20_body" style:list-style-name="L1">
      <style:text-properties officeooo:paragraph-rsid="004fe0d0"/>
    </style:style>
    <style:style style:name="P33" style:family="paragraph" style:parent-style-name="Text_20_body" style:list-style-name="L1">
      <style:text-properties officeooo:paragraph-rsid="0059e008"/>
    </style:style>
    <style:style style:name="P34" style:family="paragraph" style:parent-style-name="Text_20_body" style:list-style-name="L1">
      <style:text-properties officeooo:paragraph-rsid="005c33ad"/>
    </style:style>
    <style:style style:name="P35" style:family="paragraph" style:parent-style-name="Text_20_body" style:list-style-name="L1">
      <style:text-properties officeooo:paragraph-rsid="00a9810b"/>
    </style:style>
    <style:style style:name="P36" style:family="paragraph" style:parent-style-name="Text_20_body" style:list-style-name="L1">
      <style:text-properties officeooo:paragraph-rsid="00aa11dd"/>
    </style:style>
    <style:style style:name="P37" style:family="paragraph" style:parent-style-name="Text_20_body">
      <style:text-properties officeooo:paragraph-rsid="00deae73"/>
    </style:style>
    <style:style style:name="P38" style:family="paragraph" style:parent-style-name="Text_20_body">
      <style:text-properties officeooo:paragraph-rsid="00dfc133"/>
    </style:style>
    <style:style style:name="P39" style:family="paragraph" style:parent-style-name="Text_20_body">
      <style:paragraph-properties style:writing-mode="lr-tb"/>
      <style:text-properties officeooo:paragraph-rsid="00d21b4d"/>
    </style:style>
    <style:style style:name="P40" style:family="paragraph" style:parent-style-name="Text_20_body">
      <style:paragraph-properties style:writing-mode="lr-tb"/>
      <style:text-properties officeooo:paragraph-rsid="00dfd361"/>
    </style:style>
    <style:style style:name="P41" style:family="paragraph" style:parent-style-name="Text_20_body">
      <style:paragraph-properties style:writing-mode="lr-tb"/>
      <style:text-properties officeooo:paragraph-rsid="00e12f2c"/>
    </style:style>
    <style:style style:name="P42" style:family="paragraph" style:parent-style-name="Text_20_body">
      <style:paragraph-properties style:writing-mode="lr-tb"/>
      <style:text-properties officeooo:paragraph-rsid="00e1f2a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4a6cbd"/>
    </style:style>
    <style:style style:name="T8" style:family="text">
      <style:text-properties style:font-name="Liberation Serif" officeooo:rsid="00760051"/>
    </style:style>
    <style:style style:name="T9" style:family="text">
      <style:text-properties style:font-name="Liberation Serif" officeooo:rsid="00810add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a4642b"/>
    </style:style>
    <style:style style:name="T12" style:family="text">
      <style:text-properties style:font-name="Liberation Serif" officeooo:rsid="00a9810b"/>
    </style:style>
    <style:style style:name="T13" style:family="text">
      <style:text-properties style:font-name="Liberation Serif" officeooo:rsid="00aa11dd"/>
    </style:style>
    <style:style style:name="T14" style:family="text">
      <style:text-properties style:font-name="Liberation Serif" officeooo:rsid="00ab7f2b"/>
    </style:style>
    <style:style style:name="T15" style:family="text">
      <style:text-properties style:font-name="Liberation Serif" officeooo:rsid="00ad7805"/>
    </style:style>
    <style:style style:name="T16" style:family="text">
      <style:text-properties style:font-name="Liberation Serif" officeooo:rsid="00afa930"/>
    </style:style>
    <style:style style:name="T17" style:family="text">
      <style:text-properties style:font-name="Liberation Serif" officeooo:rsid="00b12773"/>
    </style:style>
    <style:style style:name="T18" style:family="text">
      <style:text-properties style:font-name="Liberation Serif" officeooo:rsid="00b31277"/>
    </style:style>
    <style:style style:name="T19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23" style:family="text">
      <style:text-properties style:font-name="Liberation Serif" officeooo:rsid="00b4d62f"/>
    </style:style>
    <style:style style:name="T24" style:family="text">
      <style:text-properties style:font-name="Liberation Serif" officeooo:rsid="00b6b86f"/>
    </style:style>
    <style:style style:name="T25" style:family="text">
      <style:text-properties style:font-name="Liberation Serif" officeooo:rsid="00b89379"/>
    </style:style>
    <style:style style:name="T26" style:family="text">
      <style:text-properties style:font-name="Liberation Serif" officeooo:rsid="00bc454f"/>
    </style:style>
    <style:style style:name="T27" style:family="text">
      <style:text-properties style:font-name="Liberation Serif" officeooo:rsid="00bc90d8"/>
    </style:style>
    <style:style style:name="T28" style:family="text">
      <style:text-properties style:font-name="Liberation Serif" officeooo:rsid="00be4766"/>
    </style:style>
    <style:style style:name="T29" style:family="text">
      <style:text-properties style:font-name="Liberation Serif" officeooo:rsid="00bf72bc"/>
    </style:style>
    <style:style style:name="T30" style:family="text">
      <style:text-properties style:font-name="Liberation Serif" officeooo:rsid="00c0c742"/>
    </style:style>
    <style:style style:name="T31" style:family="text">
      <style:text-properties style:font-name="Liberation Serif" officeooo:rsid="00c15141"/>
    </style:style>
    <style:style style:name="T32" style:family="text">
      <style:text-properties style:font-name="Liberation Serif" officeooo:rsid="00c3c7b5"/>
    </style:style>
    <style:style style:name="T33" style:family="text">
      <style:text-properties style:font-name="Liberation Serif" officeooo:rsid="00c4fa88"/>
    </style:style>
    <style:style style:name="T34" style:family="text">
      <style:text-properties style:font-name="Liberation Serif" officeooo:rsid="00c50d4d"/>
    </style:style>
    <style:style style:name="T35" style:family="text">
      <style:text-properties style:font-name="Liberation Serif" officeooo:rsid="00c59d5b"/>
    </style:style>
    <style:style style:name="T36" style:family="text">
      <style:text-properties style:font-name="Liberation Serif" officeooo:rsid="00c5b3e1"/>
    </style:style>
    <style:style style:name="T37" style:family="text">
      <style:text-properties style:font-name="Liberation Serif" officeooo:rsid="00c718a9"/>
    </style:style>
    <style:style style:name="T38" style:family="text">
      <style:text-properties style:font-name="Liberation Serif" officeooo:rsid="00c7e4cc"/>
    </style:style>
    <style:style style:name="T39" style:family="text">
      <style:text-properties style:font-name="Liberation Serif" officeooo:rsid="00c9bf2e"/>
    </style:style>
    <style:style style:name="T40" style:family="text">
      <style:text-properties style:font-name="Liberation Serif" officeooo:rsid="00ca03c0"/>
    </style:style>
    <style:style style:name="T41" style:family="text">
      <style:text-properties style:font-name="Liberation Serif" officeooo:rsid="00ca3a08"/>
    </style:style>
    <style:style style:name="T42" style:family="text">
      <style:text-properties style:font-name="Liberation Serif" officeooo:rsid="00cb2c53"/>
    </style:style>
    <style:style style:name="T43" style:family="text">
      <style:text-properties style:font-name="Liberation Serif" officeooo:rsid="00cccd53"/>
    </style:style>
    <style:style style:name="T44" style:family="text">
      <style:text-properties style:font-name="Liberation Serif" officeooo:rsid="00ce582e"/>
    </style:style>
    <style:style style:name="T45" style:family="text">
      <style:text-properties style:font-name="Liberation Serif" officeooo:rsid="00d21b4d"/>
    </style:style>
    <style:style style:name="T46" style:family="text">
      <style:text-properties style:font-name="Liberation Serif" officeooo:rsid="00d2ba85"/>
    </style:style>
    <style:style style:name="T47" style:family="text">
      <style:text-properties style:font-name="Liberation Serif" officeooo:rsid="00d2c0ca"/>
    </style:style>
    <style:style style:name="T48" style:family="text">
      <style:text-properties style:font-name="Liberation Serif" officeooo:rsid="00d2c466"/>
    </style:style>
    <style:style style:name="T49" style:family="text">
      <style:text-properties style:font-name="Liberation Serif" officeooo:rsid="00d31b6e"/>
    </style:style>
    <style:style style:name="T50" style:family="text">
      <style:text-properties style:font-name="Liberation Serif" officeooo:rsid="00d49192"/>
    </style:style>
    <style:style style:name="T51" style:family="text">
      <style:text-properties style:font-name="Liberation Serif" officeooo:rsid="00d4f36f"/>
    </style:style>
    <style:style style:name="T52" style:family="text">
      <style:text-properties style:font-name="Liberation Serif" officeooo:rsid="00dfd361"/>
    </style:style>
    <style:style style:name="T53" style:family="text">
      <style:text-properties style:font-name="Liberation Serif" officeooo:rsid="00e38b7b"/>
    </style:style>
    <style:style style:name="T54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55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56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57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58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59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60" style:family="text">
      <style:text-properties fo:color="#000000" loext:opacity="100%" style:font-name="Liberation Serif" fo:language="uk" fo:country="UA" fo:font-style="normal" officeooo:rsid="00db23f4" style:font-style-asian="normal" style:font-style-complex="normal"/>
    </style:style>
    <style:style style:name="T61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2" style:family="text">
      <style:text-properties fo:color="#000000" loext:opacity="100%" style:font-name="Liberation Serif" fo:language="uk" fo:country="UA" fo:font-style="normal" officeooo:rsid="00e12f2c" style:font-style-asian="normal" style:font-style-complex="normal"/>
    </style:style>
    <style:style style:name="T63" style:family="text">
      <style:text-properties officeooo:rsid="00d1d20c"/>
    </style:style>
    <style:style style:name="T64" style:family="text">
      <style:text-properties officeooo:rsid="00db23f4"/>
    </style:style>
    <style:style style:name="T65" style:family="text">
      <style:text-properties officeooo:rsid="00dfc133"/>
    </style:style>
    <style:style style:name="T66" style:family="text">
      <style:text-properties officeooo:rsid="1119e3ac"/>
    </style:style>
    <style:style style:name="T67" style:family="text">
      <style:text-properties officeooo:rsid="00e1f2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32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33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33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34"><text:span text:style-name="Source_20_Text"><text:span text:style-name="T4">Оновити таблицю індексів пере</text:span></text:span><text:span text:style-name="Source_20_Text"><text:span text:style-name="T12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35"><text:span text:style-name="Source_20_Text"><text:span text:style-name="T12">Перед публікацією, не забути експортувати фік у pdf і покласти у корінь репозиторія.</text:span></text:span></text:p>
        </text:list-item>
        <text:list-item>
          <text:p text:style-name="P36"><text:span text:style-name="Source_20_Text"><text:span text:style-name="T13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P30" text:outline-level="1"><text:span text:style-name="Source_20_Text"><text:span text:style-name="T26">Назви не живих об’єктів</text:span></text:span></text:h>
      <text:p text:style-name="P24"><text:span text:style-name="Source_20_Text"><text:span text:style-name="T9">Elements of Harmony —</text:span></text:span><text:span text:style-name="Source_20_Text"><text:span text:style-name="T26"> Елементи Гармонії</text:span></text:span></text:p>
      <text:p text:style-name="P16"><text:span text:style-name="Source_20_Text"><text:span text:style-name="T26">Element of Magic — </text:span></text:span><text:span text:style-name="Source_20_Text"><text:span text:style-name="T30">Елемент Магії</text:span></text:span></text:p>
      <text:p text:style-name="P16"><text:span text:style-name="Source_20_Text"><text:span text:style-name="T30"/></text:span></text:p>
      <text:h text:style-name="Heading_20_1" text:outline-level="1"><text:span text:style-name="Source_20_Text"><text:span text:style-name="T1">Імена</text:span></text:span></text:h>
      <text:p text:style-name="P9"><text:span text:style-name="Source_20_Text"><text:span text:style-name="T11">Sunset Shimmer — Сансет Шимер </text:span></text:span><text:span text:style-name="Source_20_Text"><text:span text:style-name="T39">(https://mlp.fandom.com/wiki/Sunset_Shimmer#Human)</text:span></text:span></text:p>
      <text:p text:style-name="P10"><text:span text:style-name="Source_20_Text"><text:span text:style-name="T18">Twilight Sparkle — Твайлайт Спаркл </text:span></text:span><text:span text:style-name="Source_20_Text"><text:span text:style-name="T40">(https://mlp.fandom.com/wiki/Twilight_Sparkle_(Sci-Twi)#Human)</text:span></text:span></text:p>
      <text:p text:style-name="P11"><text:span text:style-name="Source_20_Text"><text:span text:style-name="T24">Spirits — Духи</text:span></text:span></text:p>
      <text:p text:style-name="P13"><text:span text:style-name="Source_20_Text"><text:span text:style-name="T24">Applejack — </text:span></text:span><text:span text:style-name="Source_20_Text"><text:span text:style-name="T25">Еплджек </text:span></text:span><text:span text:style-name="Source_20_Text"><text:span text:style-name="T38">(</text:span></text:span><text:a xlink:type="simple" xlink:href="https://mlp.fandom.com/wiki/Applejack_(EG)" text:style-name="Internet_20_link" text:visited-style-name="Visited_20_Internet_20_Link"><text:span text:style-name="Source_20_Text"><text:span text:style-name="T38">https://mlp.fandom.com/wiki/Applejack_(EG)</text:span></text:span></text:a><text:span text:style-name="Source_20_Text"><text:span text:style-name="T38">)</text:span></text:span></text:p>
      <text:p text:style-name="P21"><text:span text:style-name="Source_20_Text"><text:span text:style-name="T50">* Еплджек буде розмовляти на суржику або щось подібному.</text:span></text:span></text:p>
      <text:p text:style-name="P22"><text:span text:style-name="Source_20_Text"><text:span text:style-name="T51">* Звертається до інших як «Sugarcube», що я перекладу як «цукорок».</text:span></text:span></text:p>
      <text:p text:style-name="P13"><text:span text:style-name="Source_20_Text"><text:span text:style-name="T24">Rarity — </text:span></text:span><text:span text:style-name="Source_20_Text"><text:span text:style-name="T25">Реріті </text:span></text:span><text:span text:style-name="Source_20_Text"><text:span text:style-name="T37">(https://mlp.fandom.com/wiki/Rarity_(EG))</text:span></text:span></text:p>
      <text:p text:style-name="P12"><text:span text:style-name="Source_20_Text"><text:span text:style-name="T24">Pinkie Pie — </text:span></text:span><text:span text:style-name="Source_20_Text"><text:span text:style-name="T25">Пінкі Пай </text:span></text:span><text:span text:style-name="Source_20_Text"><text:span text:style-name="T37">(https://mlp.fandom.com/wiki/Pinkie_Pie_(EG))</text:span></text:span></text:p>
      <text:p text:style-name="P13"><text:span text:style-name="Source_20_Text"><text:span text:style-name="T24">Fluttershy — </text:span></text:span><text:span text:style-name="Source_20_Text"><text:span text:style-name="T25">Флатершай </text:span></text:span><text:span text:style-name="Source_20_Text"><text:span text:style-name="T36">(https://mlp.fandom.com/wiki/Fluttershy_(EG))</text:span></text:span></text:p>
      <text:p text:style-name="P12"><text:span text:style-name="Source_20_Text"><text:span text:style-name="T24">Rainbow Dash — </text:span></text:span><text:span text:style-name="Source_20_Text"><text:span text:style-name="T25">Рейнбоу Деш </text:span></text:span><text:span text:style-name="Source_20_Text"><text:span text:style-name="T35">(</text:span></text:span><text:span text:style-name="Source_20_Text"><text:span text:style-name="T34">https://mlp.fandom.com/wiki/Rainbow_Dash_(EG)</text:span></text:span><text:span text:style-name="Source_20_Text"><text:span text:style-name="T35">)</text:span></text:span></text:p>
      <text:p text:style-name="P15"><text:span text:style-name="Source_20_Text"><text:span text:style-name="T25">Celestia — </text:span></text:span><text:span text:style-name="Source_20_Text"><text:span text:style-name="T28">Селестія </text:span></text:span><text:span text:style-name="Source_20_Text"><text:span text:style-name="T41">(https://mlp.fandom.com/wiki/Princess_Celestia)</text:span></text:span></text:p>
      <text:p text:style-name="P14"><text:span text:style-name="Source_20_Text"><text:span text:style-name="T25">Principal Celestia — </text:span></text:span><text:span text:style-name="Source_20_Text"><text:span text:style-name="T29">д</text:span></text:span><text:span text:style-name="Source_20_Text"><text:span text:style-name="T27">иректорка Селестія </text:span></text:span><text:span text:style-name="Source_20_Text"><text:span text:style-name="T33">(</text:span></text:span><text:a xlink:type="simple" xlink:href="https://mlp.fandom.com/wiki/Principal_Celestia" text:style-name="Internet_20_link" text:visited-style-name="Visited_20_Internet_20_Link"><text:span text:style-name="Source_20_Text"><text:span text:style-name="T33">https://mlp.fandom.com/wiki/Principal_Celestia</text:span></text:span></text:a><text:span text:style-name="Source_20_Text"><text:span text:style-name="T33">)</text:span></text:span></text:p>
      <text:p text:style-name="P20"><text:span text:style-name="Source_20_Text"><text:span text:style-name="T33">Vice Principal Luna — </text:span></text:span><text:span text:style-name="Source_20_Text"><text:span text:style-name="T49">заступниця директорки Луна (https://mlp.fandom.com/wiki/Vice_Principal_Luna)</text:span></text:span></text:p>
      <text:p text:style-name="P17"><text:soft-page-break/><text:span text:style-name="Source_20_Text"><text:span text:style-name="T27">Snips — </text:span></text:span><text:span text:style-name="Source_20_Text"><text:span text:style-name="T31">Сніпс </text:span></text:span><text:span text:style-name="Source_20_Text"><text:span text:style-name="T32">(https://mlp.fandom.com/wiki/Snips_and_Snails_(EG)#Human)</text:span></text:span></text:p>
      <text:p text:style-name="P17"><text:span text:style-name="Source_20_Text"><text:span text:style-name="T27">Snails — </text:span></text:span><text:span text:style-name="Source_20_Text"><text:span text:style-name="T31">Снейлс </text:span></text:span><text:span text:style-name="Source_20_Text"><text:span text:style-name="T32">(https://mlp.fandom.com/wiki/Snips_and_Snails_(EG)#Human)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6"><text:span text:style-name="Source_20_Text"><text:span text:style-name="T1">Canterlot High — </text:span></text:span><text:span text:style-name="Source_20_Text"><text:span text:style-name="T15">школа Кантерлот </text:span></text:span><text:span text:style-name="Source_20_Text"><text:span text:style-name="T42">(https://mlp.fandom.com/wiki/Canterlot_High_School)</text:span></text:span></text:p>
      <text:p text:style-name="P7"><text:span text:style-name="Source_20_Text"><text:span text:style-name="T15">Canterlot — </text:span></text:span><text:span text:style-name="Source_20_Text"><text:span text:style-name="T16">Кантерлот </text:span></text:span><text:span text:style-name="Source_20_Text"><text:span text:style-name="T43">(https://mlp.fandom.com/wiki/Canterlot_(EG))</text:span></text:span></text:p>
      <text:p text:style-name="P8"><text:span text:style-name="Source_20_Text"><text:span text:style-name="T17">Equestria — Еквестрія </text:span></text:span><text:span text:style-name="Source_20_Text"><text:span text:style-name="T44">(https://mlp.fandom.com/wiki/Equestria)</text:span></text:span></text:p>
      <text:p text:style-name="P27">Vinyl Scratch — <text:span text:style-name="T63">Вайнал Скратч</text:span> <text:span text:style-name="T63">(</text:span><text:a xlink:type="simple" xlink:href="https://mlp.fandom.com/wiki/DJ_Pon-3_(EG)" text:style-name="Internet_20_link" text:visited-style-name="Visited_20_Internet_20_Link">https://mlp.fandom.com/wiki/DJ_Pon-3_(EG)</text:a><text:span text:style-name="T63">)</text:span></text:p>
      <text:p text:style-name="P27"/>
      <text:p text:style-name="P28">Crystal Mall — <text:span text:style-name="T64">ТЦ «Кришталь».</text:span></text:p>
      <text:h text:style-name="Heading_20_1" text:outline-level="1"><text:span text:style-name="Source_20_Text"><text:span text:style-name="T1">Події</text:span></text:span></text:h>
      <text:p text:style-name="P39"><text:span text:style-name="Source_20_Text"><text:span text:style-name="T6">Fall Formal — </text:span></text:span><text:span text:style-name="Source_20_Text"><text:span text:style-name="T53">О</text:span></text:span><text:span text:style-name="Source_20_Text"><text:span text:style-name="T45">сінній </text:span></text:span><text:span text:style-name="Source_20_Text"><text:span text:style-name="T53">Б</text:span></text:span><text:span text:style-name="Source_20_Text"><text:span text:style-name="T45">ал </text:span></text:span><text:span text:style-name="Source_20_Text"><text:span text:style-name="T46">(</text:span></text:span><text:a xlink:type="simple" xlink:href="https://mlp.fandom.com/uk/wiki/My_Little_Pony:_Дівчата_з_Еквестрії#Сюжет" text:style-name="Internet_20_link" text:visited-style-name="Visited_20_Internet_20_Link"><text:span text:style-name="Source_20_Text"><text:span text:style-name="T46">https://mlp.fandom.com/uk/wiki/My_Little_Pony:_%D0%94%D1%96%D0%B2%D1%87%D0%B0%D1%82%D0%B0_%D0%B7_%D0%95%D0%BA%D0%B2%D0%B5%D1%81%D1%82%D1%80%D1%96%D1%97#%D0%A1%D1%8E%D0%B6%D0%B5%D1%82</text:span></text:span></text:a><text:span text:style-name="Source_20_Text"><text:span text:style-name="T46">, в укр вікі Fall Format </text:span></text:span><text:span text:style-name="Source_20_Text"><text:span text:style-name="T47">переклали як осінній бал)</text:span></text:span></text:p>
      <text:p text:style-name="P40"><text:span text:style-name="Source_20_Text"><text:span text:style-name="T47">Spring Fling —</text:span></text:span><text:span text:style-name="Source_20_Text"><text:span text:style-name="T52"> «Весняний Кидок». Не знаю що це, але </text:span></text:span><text:a xlink:type="simple" xlink:href="https://www.cityofspartanburg.org/332/Spring-Fling" text:style-name="Internet_20_link" text:visited-style-name="Visited_20_Internet_20_Link"><text:span text:style-name="Source_20_Text"><text:span text:style-name="T52">https://www.cityofspartanburg.org/332/Spring-Fling</text:span></text:span></text:a></text:p>
      <text:p text:style-name="P42">Winter Ball — <text:span text:style-name="T67">Зимній М’яч</text:span></text:p>
      <text:h text:style-name="Heading_20_1" text:outline-level="1"><text:span text:style-name="Source_20_Text">Різне</text:span></text:h>
      <text:p text:style-name="P18"><text:span text:style-name="Source_20_Text"><text:span text:style-name="T54">cast magic — </text:span></text:span><text:span text:style-name="Source_20_Text"><text:span text:style-name="T55">чарувати (магію/закляття)</text:span></text:span></text:p>
      <text:p text:style-name="P19"><text:span text:style-name="Source_20_Text"><text:span text:style-name="T55">leaned against — </text:span></text:span><text:span text:style-name="Source_20_Text"><text:span text:style-name="T56">притулитися до</text:span></text:span></text:p>
      <text:p text:style-name="P25"><text:span text:style-name="Source_20_Text"><text:span text:style-name="T56">detention - «</text:span></text:span><text:span text:style-name="Source_20_Text"><text:span text:style-name="T58">група продовженого дня» </text:span></text:span><text:a xlink:type="simple" xlink:href="https://www.bbc.com/ukrainian/blog-olexandr-ponomariv-47161980" text:style-name="Internet_20_link" text:visited-style-name="Visited_20_Internet_20_Link"><text:span text:style-name="Source_20_Text">https://www.bbc.com/ukrainian/blog-olexandr-ponomariv-47161980</text:span></text:a></text:p>
      <text:p text:style-name="P23"><text:span text:style-name="Source_20_Text"><text:span text:style-name="T57">…</text:span></text:span></text:p>
      <text:p text:style-name="P26"><text:span text:style-name="Source_20_Text"><text:span text:style-name="T57">as she only received A’s — </text:span></text:span><text:span text:style-name="Source_20_Text"><text:span text:style-name="T59">Адаптуємо систему американську систему оцінювання на українську, де 12 бальна система</text:span></text:span></text:p>
      <text:p text:style-name="P23"><text:span text:style-name="Source_20_Text"><text:span text:style-name="T57"/></text:span></text:p>
      <text:p text:style-name="P28"><text:span text:style-name="Source_20_Text"><text:span text:style-name="T60">mane six — блять. «Мейн Сикс». Нехай буде «Мейн Шестірка»</text:span></text:span></text:p>
      <text:p text:style-name="P37"><text:span text:style-name="Source_20_Text"><text:span text:style-name="T57">leather jacket — </text:span></text:span><text:span text:style-name="Source_20_Text"><text:span text:style-name="T61">шкіряна куртка</text:span></text:span></text:p>
      <text:p text:style-name="P37"><text:span text:style-name="Source_20_Text"><text:span text:style-name="T61"/></text:span></text:p>
      <text:p text:style-name="P37">If you're Gonna Come Around — <text:span text:style-name="T65">можливі варіанти перекладу:</text:span></text:p>
      <text:p text:style-name="P38"><text:soft-page-break/><text:span text:style-name="T65">* <text:s/></text:span><text:span text:style-name="T66">Заходь – не бійся, виходь – не плач </text:span><text:a xlink:type="simple" xlink:href="https://uk.wikipedia.org/wiki/Заходь_–_не_бійся,_виходь_–_не_плач" text:style-name="Internet_20_link" text:visited-style-name="Visited_20_Internet_20_Link"><text:span text:style-name="T65">https://uk.wikipedia.org/wiki/%D0%97%D0%B0%D1%85%D0%BE%D0%B4%D1%8C_%E2%80%93_%D0%BD%D0%B5_%D0%B1%D1%96%D0%B9%D1%81%D1%8F,_%D0%B2%D0%B8%D1%85%D0%BE%D0%B4%D1%8C_%E2%80%93_%D0%BD%D0%B5_%D0%BF%D0%BB%D0%B0%D1%87</text:span></text:a></text:p>
      <text:p text:style-name="P37"><text:span text:style-name="Source_20_Text"><text:span text:style-name="T61"/></text:span></text:p>
      <text:p text:style-name="P41"><text:span text:style-name="Source_20_Text"><text:span text:style-name="T61">freshman year — </text:span></text:span><text:span text:style-name="Source_20_Text"><text:span text:style-name="T62">перший курс</text:span></text:span></text:p>
      <text:p text:style-name="P37"><text:span text:style-name="Source_20_Text"><text:span text:style-name="T61"/></text:span></text:p>
      <text:p text:style-name="P29"><text:span text:style-name="Source_20_Text"><text:span text:style-name="T61">Whoopdeedoo - </text:span></text:span><text:a xlink:type="simple" xlink:href="https://dictionary.cambridge.org/dictionary/english/whoop-de-doo" text:style-name="Internet_20_link" text:visited-style-name="Visited_20_Internet_20_Link"><text:span text:style-name="Source_20_Text">https://dictionary.cambridge.org/dictionary/english/whoop-de-doo</text:span></text:a></text:p>
      <text:h text:style-name="P31" text:outline-level="1"><text:span text:style-name="Source_20_Text"><text:span text:style-name="T1">Стилістика</text:span></text:span></text:h>
      <text:p text:style-name="P2"><text:span text:style-name="Source_20_Text"><text:span text:style-name="T7">Heading 1 / </text:span></text:span><text:span text:style-name="Source_20_Text"><text:span text:style-name="T23">Заголовок 1</text:span></text:span><text:span text:style-name="Source_20_Text"><text:span text:style-name="T7"> — </text:span></text:span><text:span text:style-name="Source_20_Text"><text:span text:style-name="T10">для заголовків.</text:span></text:span></text:p>
      <text:p text:style-name="P3"><text:span text:style-name="Source_20_Text"><text:span text:style-name="T8">Пропуск — для «***» пропусків. Розділ тексту після «***» буде на новій сторінці (див. Text Flow)</text:span></text:span></text:p>
      <text:p text:style-name="P3"><text:span text:style-name="Source_20_Text"><text:span text:style-name="T8"/></text:span></text:p>
      <text:p text:style-name="P4"><text:span text:style-name="Source_20_Text"><text:span text:style-name="T14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5"><text:span text:style-name="Source_20_Text"><text:span text:style-name="T19">«Духи Елементів» використовувати на абзаци для думок елементів. Він у стилях користувача.</text:span></text:span></text:p>
      <text:p text:style-name="P5"><text:span text:style-name="Source_20_Text"><text:span text:style-name="T19">«Думки Сансет» для думок Сансет.</text:span></text:span></text:p>
      <text:p text:style-name="P5"><text:span text:style-name="Source_20_Text"><text:span text:style-name="T19">«</text:span></text:span><text:span text:style-name="Source_20_Text"><text:span text:style-name="T22">Думки Твайлайт» для думок Твайлайт.</text:span></text:span></text:p>
      <text:p text:style-name="P5"><text:span text:style-name="Source_20_Text"><text:span text:style-name="T19">«</text:span></text:span><text:span text:style-name="Source_20_Text"><text:span text:style-name="T20">Діалог» для діалогів, </text:span></text:span><text:span text:style-name="Source_20_Text"><text:span text:style-name="T21">монологів, та усіх ситуацій де хтось каже щось вголос.</text:span></text:span></text:p>
      <text:p text:style-name="P5"><text:span text:style-name="Source_20_Text"><text:span text:style-name="T20">«основний текст» для всього іншого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  <style:text-properties fo:font-style="normal" style:font-style-asian="normal" style:font-size-complex="15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9T22:18:57.351909137</dc:date>
    <meta:editing-duration>P2DT9H32M50S</meta:editing-duration>
    <meta:editing-cycles>192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0" meta:object-count="0" meta:page-count="3" meta:paragraph-count="57" meta:word-count="376" meta:character-count="3741" meta:non-whitespace-character-count="3392"/>
  </office:meta>
</office:document-meta>
</file>